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4pt" fo:font-style="normal" style:text-underline-style="none" fo:font-weight="bold"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24pt" fo:font-style="normal" style:text-underline-style="solid" style:text-underline-width="auto" style:text-underline-color="font-color" fo:font-weight="bold"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24pt" fo:font-style="normal" style:text-underline-style="solid" style:text-underline-width="auto" style:text-underline-color="font-color" fo:font-weight="bold" officeooo:paragraph-rsid="0014a40c" style:text-blinking="false" fo:background-color="transparent"/>
    </style:style>
    <style:style style:name="P4" style:family="paragraph" style:parent-style-name="Text_20_body">
      <style:paragraph-properties fo:margin-top="0in" fo:margin-bottom="0in" style:contextual-spacing="false" fo:line-height="138%" fo:text-align="start" style:justify-single-word="false" style:writing-mode="lr-tb"/>
      <style:text-properties style:use-window-font-color="true" loext:opacity="0%" style:font-name="Arial" fo:font-size="15pt" fo:font-weight="normal" officeooo:paragraph-rsid="0018d79d" style:font-size-asian="15pt" style:font-weight-asian="normal" style:font-size-complex="15pt" style:font-weight-complex="normal"/>
    </style:style>
    <style:style style:name="P5" style:family="paragraph" style:parent-style-name="Text_20_body">
      <style:text-properties style:font-name="Arial"/>
    </style:style>
    <style:style style:name="P6" style:family="paragraph" style:parent-style-name="Text_20_body">
      <style:text-properties style:font-name="Arial" officeooo:rsid="0014a40c" officeooo:paragraph-rsid="0014a40c"/>
    </style:style>
    <style:style style:name="P7" style:family="paragraph" style:parent-style-name="Text_20_body">
      <style:paragraph-properties fo:margin-top="0in" fo:margin-bottom="0in" style:contextual-spacing="false" fo:line-height="138%" style:writing-mode="lr-tb"/>
      <style:text-properties style:font-name="Arial"/>
    </style:style>
    <style:style style:name="P8" style:family="paragraph" style:parent-style-name="Text_20_body">
      <style:paragraph-properties style:writing-mode="lr-tb"/>
      <style:text-properties style:font-name="Arial" fo:font-weight="normal" style:font-weight-asian="normal" style:font-weight-complex="normal"/>
    </style:style>
    <style:style style:name="P9" style:family="paragraph" style:parent-style-name="Text_20_body">
      <style:paragraph-properties fo:margin-top="0in" fo:margin-bottom="0in" style:contextual-spacing="false" fo:line-height="138%" style:writing-mode="lr-tb"/>
      <style:text-properties style:font-name="Arial" fo:font-weight="normal" officeooo:paragraph-rsid="001392bb" style:font-weight-asian="normal" style:font-weight-complex="normal"/>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24pt" fo:font-style="normal" style:text-underline-style="solid" style:text-underline-width="auto" style:text-underline-color="font-color" fo:font-weight="bold" officeooo:paragraph-rsid="001392bb" style:text-blinking="false" fo:background-color="transparen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fo:background-color="transparent" style:font-weight-asian="normal" style:font-weight-complex="normal"/>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fo:background-color="transparent" style:font-weight-asian="bold" style:font-weight-complex="bold"/>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Arial" fo:font-size="12pt" fo:letter-spacing="normal" fo:font-style="normal" fo:font-weight="bold" officeooo:paragraph-rsid="001392bb" style:font-weight-asian="bold" style:font-weight-complex="bold"/>
    </style:style>
    <style:style style:name="P14" style:family="paragraph" style:parent-style-name="Text_20_body">
      <style:paragraph-properties fo:margin-top="0in" fo:margin-bottom="0in" style:contextual-spacing="false" fo:line-height="138%" style:writing-mode="lr-tb"/>
      <style:text-properties fo:font-variant="normal" fo:text-transform="none" style:use-window-font-color="true" loext:opacity="0%" style:font-name="Arial" fo:font-size="12pt" fo:letter-spacing="normal" fo:font-style="normal" fo:font-weight="normal" style:font-weight-asian="normal" style:font-weight-complex="normal"/>
    </style:style>
    <style:style style:name="P15" style:family="paragraph" style:parent-style-name="Text_20_body">
      <style:paragraph-properties fo:margin-top="0in" fo:margin-bottom="0in" style:contextual-spacing="false" fo:line-height="138%" fo:text-align="start" style:justify-single-word="false" style:writing-mode="lr-tb"/>
      <style:text-properties fo:font-variant="normal" fo:text-transform="none" style:use-window-font-color="true" loext:opacity="0%" style:font-name="S hne" fo:font-size="15pt" fo:letter-spacing="normal" fo:font-style="normal" fo:font-weight="normal" officeooo:rsid="0018d79d" officeooo:paragraph-rsid="0018d79d" style:font-size-asian="20pt" style:font-weight-asian="bold" style:font-size-complex="20pt" style:font-weight-complex="bold"/>
    </style:style>
    <style:style style:name="P1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c9211e" loext:opacity="100%" style:font-name="Arial" fo:font-size="20pt" fo:letter-spacing="normal" fo:font-style="normal" fo:font-weight="bold" officeooo:rsid="0017482b" officeooo:paragraph-rsid="0017482b" style:font-size-asian="20pt" style:font-weight-asian="bold" style:font-size-complex="20pt" style:font-weight-complex="bold"/>
    </style:style>
    <style:style style:name="P1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c9211e" loext:opacity="100%" style:font-name="S hne" fo:font-size="15pt" fo:letter-spacing="normal" fo:font-style="normal" fo:font-weight="bold" officeooo:rsid="0018d79d" officeooo:paragraph-rsid="0018d79d" style:font-size-asian="20pt" style:font-weight-asian="bold" style:font-size-complex="20pt" style:font-weight-complex="bold"/>
    </style:style>
    <style:style style:name="P18" style:family="paragraph" style:parent-style-name="Text_20_body">
      <style:text-properties style:font-name="Arial" officeooo:rsid="0014a40c" officeooo:paragraph-rsid="0014a40c"/>
    </style:style>
    <style:style style:name="P19" style:family="paragraph" style:parent-style-name="Text_20_body">
      <style:text-properties style:font-name="Arial" officeooo:rsid="001902c6" officeooo:paragraph-rsid="001902c6"/>
    </style:style>
    <style:style style:name="T1" style:family="text">
      <style:text-properties fo:font-variant="normal" fo:text-transform="none" style:use-window-font-color="true" loext:opacity="0%" fo:font-size="12pt" fo:letter-spacing="normal" fo:font-style="normal" fo:font-weight="normal" style:font-weight-asian="normal" style:font-weight-complex="normal"/>
    </style:style>
    <style:style style:name="T2" style:family="text">
      <style:text-properties fo:font-variant="normal" fo:text-transform="none" fo:color="#000000" loext:opacity="100%" style:text-line-through-style="none" style:text-line-through-type="none" fo:font-size="24pt" fo:font-style="normal" style:text-underline-style="solid" style:text-underline-width="auto" style:text-underline-color="font-color" fo:font-weight="bold" style:text-blinking="false" fo:background-color="transparent" loext:char-shading-value="0"/>
    </style:style>
    <style:style style:name="T3" style:family="text">
      <style:text-properties fo:font-variant="normal" fo:text-transform="none" fo:color="#000000" loext:opacity="100%" fo:font-size="12pt" fo:letter-spacing="normal" fo:font-style="normal"/>
    </style:style>
    <style:style style:name="T4" style:family="text">
      <style:text-properties fo:font-variant="normal" fo:text-transform="none" fo:color="#000000" loext:opacity="100%" fo:font-size="12pt" fo:letter-spacing="normal" fo:font-style="normal" officeooo:rsid="0013b83f"/>
    </style:style>
    <style:style style:name="T5" style:family="text">
      <style:text-properties fo:font-variant="normal" fo:text-transform="none" fo:letter-spacing="normal" fo:font-style="normal" officeooo:rsid="0018d79d"/>
    </style:style>
    <style:style style:name="T6" style:family="text">
      <style:text-properties fo:font-variant="normal" fo:text-transform="none" style:font-name="S hne" fo:letter-spacing="normal" fo:font-style="normal"/>
    </style:style>
    <style:style style:name="T7" style:family="text">
      <style:text-properties style:use-window-font-color="true" loext:opacity="0%" style:font-name="Arial" fo:font-weight="normal" style:font-weight-asian="normal" style:font-weight-complex="normal"/>
    </style:style>
    <style:style style:name="T8" style:family="text">
      <style:text-properties officeooo:rsid="0014a40c"/>
    </style:style>
    <style:style style:name="T9" style:family="text">
      <style:text-properties officeooo:rsid="0018d79d"/>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P</text:span>roject Proposal</text:p>
      <text:p text:style-name="P5"/>
      <text:p text:style-name="P5"/>
      <text:p text:style-name="P10">The Idea:</text:p>
      <text:p text:style-name="P9"><text:span text:style-name="T4">O</text:span><text:span text:style-name="T3">nline courses website designed to redefine the learning experience by providing a comprehensive platform for individuals seeking knowledge and skill enhancement. With a focus on user engagement, convenience, and a rich multimedia environment, our goal is to empower both learners and instructors.</text:span></text:p>
      <text:p text:style-name="P13"/>
      <text:p text:style-name="P2">Target customer:</text:p>
      <text:p text:style-name="P11">Our primary target customers are Egyptians seeking accessible and high-quality online education. This demographic often faces difficulties with international education platforms.</text:p>
      <text:p text:style-name="P12"/>
      <text:p text:style-name="P2">The Problem:</text:p>
      <text:p text:style-name="P11">Egyptians interested in online education are confronted with several challenges when engaging with international platforms. The primary issue revolves around payment methods, as the current systems in place often do not align with the preferences and local payment habits of the Egyptian audience. The disparity in currencies, complex billing processes, and limited support for widely used local payment methods create barriers, preventing learners from fully utilizing the educational resources offered by these platforms. This misalignment hampers the accessibility and inclusivity of online education for Egyptians.</text:p>
      <text:p text:style-name="P11"/>
      <text:p text:style-name="P3">The Solution:</text:p>
      <text:p text:style-name="P8">To address challenges in Egyptian online education, our platform integrates Paymob, a widely-used local payment solution. Users confidently navigate payments with familiar methods like bank cards and mobile wallets. Course prices in Egyptian Pounds and customized billing forms ensure transparency. Our commitment is to deliver a user-friendly, affordable, and accessible online education platform, exceeding the expectations of Egyptians for a positive learning experience.</text:p>
      <text:p text:style-name="P8"/>
      <text:p text:style-name="P2"><text:soft-page-break/>Features and Functions:</text:p>
      <text:p text:style-name="Text_20_body"><text:span text:style-name="T7">1- </text:span><text:span text:style-name="Strong_20_Emphasis"><text:span text:style-name="T7">User Authentication and Profile Management.</text:span></text:span></text:p>
      <text:p text:style-name="Text_20_body"><text:span text:style-name="Strong_20_Emphasis"><text:span text:style-name="T7">2- Local Payment Integration with Paymob.</text:span></text:span></text:p>
      <text:p text:style-name="Text_20_body"><text:span text:style-name="Strong_20_Emphasis"><text:span text:style-name="T7">3- Course Creation and Management.</text:span></text:span></text:p>
      <text:p text:style-name="Text_20_body"><text:span text:style-name="Strong_20_Emphasis"><text:span text:style-name="T7">4- Progress Tracking and Analytics.</text:span></text:span></text:p>
      <text:p text:style-name="Text_20_body"><text:span text:style-name="Strong_20_Emphasis"><text:span text:style-name="T7">5- User Comments on Courses.</text:span></text:span></text:p>
      <text:p text:style-name="Text_20_body"><text:span text:style-name="Strong_20_Emphasis"><text:span text:style-name="T7">6- YouTube Integration for Course Videos.</text:span></text:span></text:p>
      <text:p text:style-name="P2">Site Structure:</text:p>
      <text:p text:style-name="P6">1- Home page.</text:p>
      <text:p text:style-name="P6">2- Sign-up &amp; Login.</text:p>
      <text:p text:style-name="P6">3- Create course.</text:p>
      <text:p text:style-name="P6">4- Dashboard for both user and instructors.</text:p>
      <text:p text:style-name="P6">5- Personal profile.</text:p>
      <text:p text:style-name="P6">6- Course page – courses page.</text:p>
      <text:p text:style-name="P6">7- Lesson page.</text:p>
      <text:p text:style-name="P6">8- About &amp; privacy.</text:p>
      <text:p text:style-name="P6">9- <text:s/>payment pages [checkout <text:span text:style-name="T9">&amp; cart</text:span>].</text:p>
      <text:p text:style-name="P19">10- Reset password.</text:p>
      <text:p text:style-name="P7"><text:span text:style-name="T2">Additional Features: </text:span><text:line-break/>-<text:span text:style-name="T1">Automatic generation of certificates upon the completion of each course</text:span></text:p>
      <text:p text:style-name="P14"/>
      <text:p text:style-name="P14"/>
      <text:p text:style-name="P14"/>
      <text:p text:style-name="P16">How the business model will go !!!!!!!!!!!!!!</text:p>
      <text:p text:style-name="P4"><text:span text:style-name="T5">we </text:span><text:span text:style-name="T6">will go with the Decentralized Pricing (Instructors Set Prices)</text:span></text:p>
      <text:p text:style-name="P17">50% 50%</text:p>
      <text:p text:style-name="P15">Single course payment syst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3T17:22:12.962779239</meta:creation-date>
    <dc:date>2024-01-13T20:16:41.795406943</dc:date>
    <meta:editing-duration>PT10M13S</meta:editing-duration>
    <meta:editing-cycles>3</meta:editing-cycles>
    <meta:generator>LibreOffice/7.3.7.2$Linux_X86_64 LibreOffice_project/30$Build-2</meta:generator>
    <meta:document-statistic meta:table-count="0" meta:image-count="0" meta:object-count="0" meta:page-count="2" meta:paragraph-count="32" meta:word-count="335" meta:character-count="2367" meta:non-whitespace-character-count="2061"/>
  </office:meta>
</office:document-meta>
</file>